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System.closeCommunication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leSyste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System.streamOpe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leSystem.fireFileDeleted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setAttribute( final String attrName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resolveFile( final String nam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ileSystem.fre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System.removeJunction( final String junctio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fireFileCreated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FileSystem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setCacheKey( FileSystemKey cach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streamClo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FileSystem.resolv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LastModTimeAccura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ParentLay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resolveFile( final FileName name , final boolean use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bstractFileSystem.addListener( final FileObject file , final Fil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FileSystem.fileObjectDestroyed( 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doReplicateFile( final FileObject file , final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doCloseCommunication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System.replicateFile( final FileObject file , final FileSelector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FileSystem.get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addJunction( final String junctionPoint , final FileObject targe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decorateFileObject( FileObject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FileSystem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ileSystem.notifyAllStream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FileSystem.hasCapability( final Capability cap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removeFileFromCach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putFileToCache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FileFromCach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fileObjectHanded( 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isReleas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ileSystem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AbstractFileSystem( final FileName rootName , final FileObject parentLayer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FileSystem.fireFileChanged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Attribute( final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getRoo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removeListener( final FileObject file , final File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FileSystem.getFileSys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System.fireEvent( final AbstractFileChang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